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RANJA AVICOLA SANTO TOMAS E.I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60038021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1446535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ORRES AGUILAR, LIND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747545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PAREDES PANDURO LEOPOLDO JAVIE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442696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3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60</text:p>
          </table:table-cell>
          <table:table-cell table:style-name="Tableau1.A2" office:value-type="string">
            <text:p text:style-name="P14">15</text:p>
          </table:table-cell>
          <table:table-cell table:style-name="Tableau1.D2" office:value-type="string">
            <text:p text:style-name="P13">9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9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CHICKEN BABY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4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3T02:05:5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